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23b2" officeooo:paragraph-rsid="000823b2"/>
    </style:style>
    <style:style style:name="P2" style:family="paragraph" style:parent-style-name="Standard">
      <style:text-properties officeooo:rsid="00085872" officeooo:paragraph-rsid="000858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4 Ex3</text:p>
      <text:p text:style-name="P2">Each child sleeps and takes a value upon waking up , but the values cannot be seen by the parent since they werent using shared memory.</text:p>
      <text:p text:style-name="P2">Parent waits all childs to terminate normally , and after it prints their exit code (in code I assigned their order numbers as their exit codes to keep track of them) and it was supposed to print the values they received from user.</text:p>
      <text:p text:style-name="P2">Here is a sample with N = 8;</text:p>
      <text:p text:style-name="P1">vulgaris@vulgaris:~/Documents/OS/LAB4$ ./concur5 8</text:p>
      <text:p text:style-name="P1">Child process started : 0</text:p>
      <text:p text:style-name="P1">Child slept 8 seconds, enter a number: 69</text:p>
      <text:p text:style-name="P1">Child process started : 1</text:p>
      <text:p text:style-name="P1">Child slept 7 seconds, enter a number: 57</text:p>
      <text:p text:style-name="P1">Child process started : 2</text:p>
      <text:p text:style-name="P1">Child slept 6 seconds, enter a number: 42</text:p>
      <text:p text:style-name="P1">Child process started : 3</text:p>
      <text:p text:style-name="P1">Child slept 5 seconds, enter a number: 71</text:p>
      <text:p text:style-name="P1">Child process started : 4</text:p>
      <text:p text:style-name="P1">Child slept 4 seconds, enter a number: 38</text:p>
      <text:p text:style-name="P1">Child process started : 5</text:p>
      <text:p text:style-name="P1">Child slept 3 seconds, enter a number: 22</text:p>
      <text:p text:style-name="P1">Child process started : 6</text:p>
      <text:p text:style-name="P1">Child slept 2 seconds, enter a number: 89</text:p>
      <text:p text:style-name="P1">Child process started : 7</text:p>
      <text:p text:style-name="P1">Child slept 1 seconds, enter a number: 100</text:p>
      <text:p text:style-name="P1">Child ended normally with code: 0</text:p>
      <text:p text:style-name="P1">It recieved : 0</text:p>
      <text:p text:style-name="P1">Child ended normally with code: 1</text:p>
      <text:p text:style-name="P1">It recieved : 0</text:p>
      <text:p text:style-name="P1">Child ended normally with code: 2</text:p>
      <text:p text:style-name="P1">It recieved : 0</text:p>
      <text:p text:style-name="P1">Child ended normally with code: 3</text:p>
      <text:p text:style-name="P1">It recieved : 0</text:p>
      <text:p text:style-name="P1">Child ended normally with code: 4</text:p>
      <text:p text:style-name="P1">It recieved : 0</text:p>
      <text:p text:style-name="P1">Child ended normally with code: 5</text:p>
      <text:p text:style-name="P1">It recieved : 0</text:p>
      <text:p text:style-name="P1">Child ended normally with code: 6</text:p>
      <text:p text:style-name="P1">It recieved : 0</text:p>
      <text:p text:style-name="P1">Child ended normally with code: 7</text:p>
      <text:p text:style-name="P1">It recieved :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49:08.796005545</meta:creation-date>
    <dc:date>2018-11-06T17:55:21.448858065</dc:date>
    <meta:editing-duration>PT6M12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37" meta:word-count="266" meta:character-count="1365" meta:non-whitespace-character-count="1136"/>
  </office:meta>
</office:document-meta>
</file>